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20830c" officeooo:paragraph-rsid="000d4307" style:font-weight-asian="bold" style:font-weight-complex="bold"/>
    </style:style>
    <style:style style:name="P2" style:family="paragraph" style:parent-style-name="Standard">
      <style:paragraph-properties fo:text-align="center" style:justify-single-word="false"/>
      <style:text-properties fo:font-weight="bold" officeooo:rsid="000d4307" officeooo:paragraph-rsid="000d4307" style:font-weight-asian="bold" style:font-weight-complex="bold"/>
    </style:style>
    <style:style style:name="P3" style:family="paragraph" style:parent-style-name="Standard">
      <style:text-properties officeooo:rsid="0020830c" officeooo:paragraph-rsid="000d4307"/>
    </style:style>
    <style:style style:name="P4" style:family="paragraph" style:parent-style-name="Standard">
      <style:text-properties officeooo:rsid="0021e2e0" officeooo:paragraph-rsid="000d4307"/>
    </style:style>
    <style:style style:name="P5" style:family="paragraph" style:parent-style-name="Standard">
      <style:text-properties officeooo:rsid="001266a9" officeooo:paragraph-rsid="000d4307"/>
    </style:style>
    <style:style style:name="P6" style:family="paragraph" style:parent-style-name="Standard">
      <style:text-properties officeooo:rsid="002451ef" officeooo:paragraph-rsid="000d4307"/>
    </style:style>
    <style:style style:name="P7" style:family="paragraph" style:parent-style-name="Standard">
      <style:text-properties officeooo:rsid="00253d88" officeooo:paragraph-rsid="000d4307"/>
    </style:style>
    <style:style style:name="P8" style:family="paragraph" style:parent-style-name="Standard">
      <style:text-properties officeooo:rsid="0022090c" officeooo:paragraph-rsid="000d43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stgreSQL</text:p>
      <text:p text:style-name="P3"/>
      <text:p text:style-name="P3">create table if not exists "Rank" (id SERIAL PRIMARY KEY, type varchar(15));</text:p>
      <text:p text:style-name="P3">create table if not exists "Kennel"(id serial PRIMARY KEY, location point, idRank integer references "Rank"(id));</text:p>
      <text:p text:style-name="P4">create table if not exists "User" (id serial primary key, uid integer, accountEnabled boolean, idRank integer references "Rank"(id));</text:p>
      <text:p text:style-name="P5"/>
      <text:p text:style-name="P6">create table if not exists "TypeAnimal" (id serial primary key, name varchar(10), urlImage varchar(50));</text:p>
      <text:p text:style-name="P6"/>
      <text:p text:style-name="P6">create table if not exists "Bleed"(id serial primary key, name varchar(50), needPermission boolean, urlImage varchar(50), idTypeAnimal integer references "TypeAnimal"(id));</text:p>
      <text:p text:style-name="P6"/>
      <text:p text:style-name="P7">create table if not exists "Animal" (id serial primary key, dateCreation date, isAdopted boolean, numComplaint integer, location point, isDoneDeal boolean, idUserOwner integer references "User"(id), idUserDeal integer references "User"(id), idAnimal integer references "Animal"(id));</text:p>
      <text:p text:style-name="P6"/>
      <text:p text:style-name="P8">create table if not exists "Publication" (id serial primary key, dateCreation date, isAdopted boolean, numComplaint integer, location point, isDoneDeal boolean, idUserOwner integer references "User"(id), idUserDeal integer references "User"(id), idAnimal integer references "Animal"(id));</text:p>
      <text:p text:style-name="P6"/>
      <text:p text:style-name="P7">create table if not exists "R_Reservation"(id serial primary key, idUser integer references "User"(id), idBleed integer references "Bleed"(id), dateCreation date);</text:p>
      <text:p text:style-name="P7"/>
      <text:p text:style-name="P7">create table if not exists "R_Chat"(id serial primary key, idUser integer references "User"(id), idAnimal integer references "Animal"(id), dateCreation date);</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14:21:17.708837948</meta:creation-date>
    <dc:date>2016-09-12T14:21:46.271744597</dc:date>
    <meta:editing-duration>PT28S</meta:editing-duration>
    <meta:editing-cycles>1</meta:editing-cycles>
    <meta:document-statistic meta:table-count="0" meta:image-count="0" meta:object-count="0" meta:page-count="1" meta:paragraph-count="10" meta:word-count="181" meta:character-count="1500" meta:non-whitespace-character-count="1329"/>
    <meta:generator>LibreOffice/5.1.4.2$Linux_X86_64 LibreOffice_project/10m0$Build-2</meta:generator>
  </office:meta>
</office:document-meta>
</file>